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5cm" fo:min-width="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860d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8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16cm" fo:min-width="1.37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860d" draw:textarea-horizontal-align="justify" draw:textarea-vertical-align="middle" draw:auto-grow-height="false" fo:min-height="1.216cm" fo:min-width="1.16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16cm" fo:min-width="1.35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66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3465a4"/>
      <style:paragraph-properties fo:text-align="center" style:writing-mode="lr-tb"/>
    </style:style>
    <style:style style:name="P3" style:family="paragraph">
      <loext:graphic-properties draw:fill-color="#ff860d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1.5cm" svg:x="5.5cm" svg:y="2.75cm">
          <text:p text:style-name="P1">U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7.3cm" svg:y="2.75cm">
          <text:p text:style-name="P1">U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9.1cm" svg:y="2.75cm">
          <text:p text:style-name="P1">U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10.9cm" svg:y="2.75cm">
          <text:p text:style-name="P1">U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3.75cm" svg:y="2.75cm">
          <text:p text:style-name="P1">U<text:span text:style-name="T1">-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37cm" svg:height="0.962cm" svg:x="3.713cm" svg:y="4.538cm">
          <draw:text-box>
            <text:p>Ok to copy</text:p>
          </draw:text-box>
        </draw:frame>
        <draw:frame draw:style-name="gr5" draw:text-style-name="P4" draw:layer="layout" svg:width="4.558cm" svg:height="0.962cm" svg:x="7.5cm" svg:y="1.5cm">
          <draw:text-box>
            <text:p>Not ok to copy</text:p>
          </draw:text-box>
        </draw:frame>
      </draw:page>
      <draw:page draw:name="page2" draw:style-name="dp1" draw:master-page-name="Default">
        <draw:custom-shape draw:style-name="gr6" draw:text-style-name="P2" draw:layer="layout" svg:width="1.91cm" svg:height="1.5cm" svg:x="7.39cm" svg:y="11.5cm">
          <text:p text:style-name="P1">U<text:span text:style-name="T1">n-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cm" svg:height="1.5cm" svg:x="9.75cm" svg:y="3.7cm">
          <text:p text:style-name="P1">U<text:span text:style-name="T1">n+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89cm" svg:height="1.5cm" svg:x="5.05cm" svg:y="11.5cm">
          <text:p text:style-name="P1">U<text:span text:style-name="T1">n-2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8.008cm" svg:height="0.962cm" svg:x="8.716cm" svg:y="6.95cm">
          <draw:text-box>
            <text:p>Place event at n%nscratch</text:p>
          </draw:text-box>
        </draw:frame>
        <draw:frame draw:style-name="gr10" draw:text-style-name="P6" draw:layer="layout" svg:width="13.752cm" svg:height="1.673cm" svg:x="10.466cm" svg:y="0.426cm">
          <draw:text-box>
            <text:p text:style-name="P5">Wait for IO command queue at (n+2)%nscratch</text:p>
          </draw:text-box>
        </draw:frame>
        <draw:line draw:style-name="gr11" draw:text-style-name="P7" draw:layer="layout" svg:x1="14.558cm" svg:y1="2.2cm" svg:x2="14.558cm" svg:y2="3.45cm">
          <text:p/>
        </draw:line>
        <draw:line draw:style-name="gr11" draw:text-style-name="P7" draw:layer="layout" svg:x1="10.653cm" svg:y1="5.501cm" svg:x2="10.653cm" svg:y2="6.751cm">
          <text:p/>
        </draw:line>
        <draw:line draw:style-name="gr11" draw:text-style-name="P7" draw:layer="layout" svg:x1="8.318cm" svg:y1="10cm" svg:x2="8.318cm" svg:y2="11.25cm">
          <text:p/>
        </draw:line>
        <draw:frame draw:style-name="gr12" draw:text-style-name="P9" draw:layer="layout" svg:width="7.233cm" svg:height="1.673cm" svg:x="2.133cm" svg:y="8.2cm">
          <draw:text-box>
            <text:p text:style-name="P8">Wait for</text:p>
            <text:p text:style-name="P8">event at (n-1)%nscratch</text:p>
          </draw:text-box>
        </draw:frame>
        <draw:frame draw:style-name="gr13" draw:text-style-name="P4" draw:layer="layout" svg:width="11.25cm" svg:height="0.962cm" svg:x="9.59cm" svg:y="11.788cm">
          <draw:text-box>
            <text:p>IO command queue at (n-1)%nscratch</text:p>
          </draw:text-box>
        </draw:frame>
        <draw:custom-shape draw:style-name="gr7" draw:text-style-name="P3" draw:layer="layout" svg:width="1.7cm" svg:height="1.5cm" svg:x="11.75cm" svg:y="3.7cm">
          <text:p text:style-name="P1">U<text:span text:style-name="T1">n+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cm" svg:height="1.5cm" svg:x="13.75cm" svg:y="3.7cm">
          <text:p text:style-name="P1">U<text:span text:style-name="T1">n+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2T16:41:01.557408344</meta:creation-date>
    <dc:date>2023-06-27T12:20:06.726563065</dc:date>
    <meta:editing-duration>PT45M35S</meta:editing-duration>
    <meta:editing-cycles>4</meta:editing-cycles>
    <meta:generator>LibreOffice/7.3.7.2$Linux_X86_64 LibreOffice_project/30$Build-2</meta:generator>
    <meta:document-statistic meta:object-count="19"/>
  </office:meta>
</office:document-meta>
</file>